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number-columns-repeated="5" table:default-cell-style-name="Default"/>
        <table:table-column table:style-name="co1" table:default-cell-style-name="ce11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Default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style-name="Default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table:style-name="Default"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style-name="Default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office:value-type="string" calcext:value-type="string">
            <text:p>AnimationControllerView.ods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Sheet Name (シート名)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sitions_d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07:01:23.87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2T07:51:06.401000000</dc:date>
    <meta:editing-duration>PT8H47M48S</meta:editing-duration>
    <meta:editing-cycles>345</meta:editing-cycles>
    <meta:generator>LibreOffice/5.2.5.1$Windows_x86 LibreOffice_project/0312e1a284a7d50ca85a365c316c7abbf20a4d22</meta:generator>
    <meta:document-statistic meta:table-count="2" meta:cell-count="89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Dim oSheet as Object ' シート
Dim oSheets As Object ' シートのリスト
Dim sheetName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14) As String

' アクティブ・シートを取得
oSheet = ThisComponent.GetCurrentController.ActiveSheet

' ( column, row ) is 0 start.
folder = oSheet.getCellByPosition( 5, 11 ).String ' folder. end is "\"
dataFilePath = folder &amp; oSheet.getCellByPosition( 5, 12 ).String ' .ods file
outputFilePath = folder &amp; oSheet.getCellByPosition( 5, 13 ).String ' .ods file
' msgbox "folder(^q^)=[" &amp; folder &amp; "]"
' msgbox "dataFilePath(^q^)=[" &amp; dataFilePath &amp; "]"
' msgbox "outputFilePath(^q^)=[" &amp; outputFilePath &amp; "]"

oDoc1 = StarDesktop.loadComponentFromURL( ConvertToUrl(dataFilePath) , "_blank", 0, Array())


sheetNames(0) = oSheet.getCellByPosition( 5, 16 ).String ' parameters
sheetNames(1) = oSheet.getCellByPosition( 5, 17 ).String ' parameters_def
sheetNames(2) = oSheet.getCellByPosition( 5, 18 ).String ' layers
sheetNames(3) = oSheet.getCellByPosition( 5, 19 ).String ' layers_def
sheetNames(4) = oSheet.getCellByPosition( 5, 20 ).String ' stateMachines
sheetNames(5) = oSheet.getCellByPosition( 5, 21 ).String ' stateMachines_def
sheetNames(6) = oSheet.getCellByPosition( 5, 22 ).String ' states
sheetNames(7) = oSheet.getCellByPosition( 5, 23 ).String ' states_def
sheetNames(8) = oSheet.getCellByPosition( 5, 24 ).String ' transitions
sheetNames(9) = oSheet.getCellByPosition( 5, 25 ).String ' transitions_def
sheetNames(10) = oSheet.getCellByPosition( 5, 26 ).String ' conditions
sheetNames(11) = oSheet.getCellByPosition( 5, 27 ).String ' conditions_def
sheetNames(12) = oSheet.getCellByPosition( 5, 28 ).String ' positions
sheetNames(13) = oSheet.getCellByPosition( 5, 29 ).String ' positions_def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=oDoc2.Sheets(0)
oSheet.Name=sheetNames(0)

'作成したシートへの書込
ReadOds(oDoc1, sheetNames(0), sheetNames(1), oSheet) ' ODS読込み

' 定義シートは作らない

'--------------------------------------------------------------------------------
' ３つ目以降のシートを作成

Dim index As Integer

For index = 2 To 12 Step 2

	sheetName = sheetNames(index)
	
	' シートを追加
	if oSheets.hasByName(sheetName) = false then
		oSheets.insertNewByName(sheetName,index)
	end if
	oSheet = oSheets.getByName(sheetName)
	
	'作成したシートへの書込
	ReadOds(oDoc1, sheetName, sheetNames(index+1), oSheet) ' CSV読込

Next

'--------------------------------------------------------------------------------
'C:test.odsとして保存
oDoc2.storeAsURL(ConvertToUrl( outputFilePath), Dummy())

'ファイルを閉じる
oDoc2.dispose

End Sub

'--------------------------------------------------------------------------------
' ODS読取
' 参考： LibreOffice Calc Basic fun!!! 「既存ドキュメント(ブック)を開く」 http://calibreblo.blogspot.jp/2011/04/blog-post_2121.html
Sub ReadOds( oDoc1 As Object, sheetName1 As String, sheetName1_def As String, oSheet2 as Object)

	Dim oSheets1 As Object
	Dim oSheet1 As Object
	Dim oSheet1_def As Object
	Dim row As Integer
	Dim column As Integer
	Dim lastColumn As Integer
	
	oSheets1 = oDoc1.getSheets() ' シートのリストを取得
	oSheet1 = oSheets1.getByName(sheetName1)
	oSheet1_def = oSheets1.getByName(sheetName1_def)

	' 1行目の [EOL] を探す
    Do While "[EOL]"&lt;&gt;oSheet1.getCellByPosition( column, 0 ).String
		oSheet2.getCellByPosition( column, 0 ).String = oSheet1.getCellByPosition( column, 0 ).String
    	column = column + 1
    Loop
    oSheet2.getCellByPosition( column, 0 ).String = "[EOL]" ' 行末に [EOL] を付加
    lastColumn = column - 1

	' 最終行のうしろの [EOF] を探す。
	row = 1
	Do While "[EOF]"&lt;&gt;oSheet1.getCellByPosition( 0, row ).String
		For column = 0 To lastColumn
			oSheet2.getCellByPosition( column, row ).String = oSheet1.getCellByPosition( column, row ).String
		Next
		row = row + 1
	Loop
	oSheet2.getCellByPosition( 0, row ).String = "[EOF]" ' ファイル末尾に [EOF] を付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